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0A274FEA80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22cm" svg:height="4.287cm" svg:x="1.078cm" svg:y="1cm">
          <draw:image xlink:href="Pictures/1000000000000234000000A274FEA80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1:29:20.49</dc:date>
    <meta:editing-duration>PT14S</meta:editing-duration>
    <meta:editing-cycles>1</meta:editing-cycles>
    <meta:document-statistic meta:object-count="1"/>
    <meta:generator>OpenOffice.org/3.3$Win32 OpenOffice.org_project/330m20$Build-9567</meta:generator>
  </office:meta>
</office:document-meta>
</file>